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itel" style:master-page-name="MP0" style:family="paragraph">
      <style:paragraph-properties fo:break-before="page"/>
    </style:style>
    <style:style style:name="P2" style:parent-style-name="Lijstalinea" style:list-style-name="LFO1" style:family="paragraph"/>
    <style:style style:name="P3" style:parent-style-name="Lijstalinea" style:list-style-name="LFO1" style:family="paragraph"/>
    <style:style style:name="P4" style:parent-style-name="Lijstalinea" style:list-style-name="LFO2" style:family="paragraph"/>
    <style:style style:name="P5" style:parent-style-name="Lijstalinea" style:list-style-name="LFO2" style:family="paragraph"/>
  </office:automatic-styles>
  <office:body>
    <office:text text:use-soft-page-breaks="true">
      <text:p text:style-name="P1">Feedback testdag 08/01</text:p>
      <text:p text:style-name="Standaard"/>
      <text:p text:style-name="Standaard">Vragen:</text:p>
      <text:p text:style-name="Standaard">Wat vind u van ons prototype wat zou u zelf veranderen.</text:p>
      <text:list text:style-name="LFO1" text:continue-numbering="true">
        <text:list-item>
          <text:p text:style-name="P2">Niet te veel bezig houden met gradiants</text:p>
        </text:list-item>
        <text:list-item>
          <text:p text:style-name="P3">Blauwe kleur van sport Vlaanderen</text:p>
        </text:list-item>
      </text:list>
      <text:p text:style-name="Standaard">Zijn er nog andere spel types dat je zou willen zien.</text:p>
      <text:p text:style-name="Standaard">Zouden er nog features zijn dat je belangrijk<text:s/>vindt.</text:p>
      <text:list text:style-name="LFO2" text:continue-numbering="true">
        <text:list-item>
          <text:p text:style-name="P4">Proberen zo robuust mogelijk te maken</text:p>
        </text:list-item>
        <text:list-item>
          <text:p text:style-name="P5">Niet lang bezig houden met design vooral zorgen dat het vlot en foutloos werkt.</text:p>
        </text:list-item>
      </text:list>
      <text:p text:style-name="Lijstalinea"/>
      <text:p text:style-name="Standa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Standaard" style:display-name="Standaard" style:family="paragraph">
      <style:text-properties fo:language="nl" fo:country="BE" fo:hyphenate="false"/>
    </style:style>
    <style:style style:name="Standaardalinea-lettertype" style:display-name="Standaardalinea-lettertype" style:family="text"/>
    <style:style style:name="Titel" style:display-name="Titel" style:family="paragraph" style:parent-style-name="Standaard" style:next-style-name="Standaard">
      <style:paragraph-properties fo:margin-bottom="0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elChar" style:display-name="Titel Char" style:family="text" style:parent-style-name="Standaardalinea-lettertype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language="nl" fo:country="BE"/>
    </style:style>
    <style:style style:name="Lijstalinea" style:display-name="Lijstalinea" style:family="paragraph" style:parent-style-name="Standaard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Davina Lauwereys</meta:initial-creator>
    <dc:creator>Davina Lauwereys</dc:creator>
    <meta:creation-date>2021-01-08T14:48:00Z</meta:creation-date>
    <dc:date>2021-01-08T14:48:00Z</dc:date>
    <meta:template xlink:href="Normal.dotm" xlink:type="simple"/>
    <meta:editing-cycles>2</meta:editing-cycles>
    <meta:editing-duration>PT360S</meta:editing-duration>
    <meta:document-statistic meta:page-count="1" meta:paragraph-count="1" meta:word-count="58" meta:character-count="388" meta:row-count="2" meta:non-whitespace-character-count="331"/>
  </office:meta>
</office:document-meta>
</file>